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8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RIP_20_INFO">
      <style:table-properties table:display="true" style:writing-mode="lr-tb"/>
    </style:style>
    <style:style style:name="ta2" style:family="table" style:master-page-name="PageStyle_5f_G_20_FORCE">
      <style:table-properties table:display="true" style:writing-mode="lr-tb"/>
    </style:style>
    <style:style style:name="ta3" style:family="table" style:master-page-name="PageStyle_5f_0-60">
      <style:table-properties table:display="true" style:writing-mode="lr-tb"/>
    </style:style>
    <style:style style:name="ta4" style:family="table" style:master-page-name="PageStyle_5f_60-0">
      <style:table-properties table:display="true" style:writing-mode="lr-tb"/>
    </style:style>
    <style:style style:name="ta5" style:family="table" style:master-page-name="PageStyle_5f_0-100-0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RIP INFO" table:style-name="ta1">
        <office:forms form:automatic-focus="false" form:apply-design-mode="false"/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T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P</text:p>
          </table:table-cell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: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Reset timer/stats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M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M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H</text:p>
          </table:table-cell>
          <table:table-cell table:style-name="ce6" table:number-columns-repeated="7"/>
          <table:table-cell table:style-name="ce6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 table:style-name="ce1" table:number-columns-repeated="17"/>
          <table:table-cell/>
          <table:table-cell table:style-name="ce9" office:value-type="string" calcext:value-type="string">
            <text:p>Logic</text:p>
          </table:table-cell>
          <table:table-cell table:number-columns-repeated="1005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 table:number-rows-repeated="964">
          <table:table-cell table:style-name="ce1" table:number-columns-repeated="17"/>
          <table:table-cell table:number-columns-repeated="100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 FORCE" table:style-name="ta2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Green when within 10% of record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G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O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E</text:p>
          </table:table-cell>
          <table:table-cell table:style-name="ce5" table:number-columns-repeated="5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.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None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1" table:number-columns-repeated="11"/>
          <table:table-cell table:style-name="ce6" table:number-columns-repeated="3"/>
          <table:table-cell table:style-name="ce8"/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0.00 - 1.0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Logic</text:p>
          </table:table-cell>
          <table:table-cell table:style-name="ce9" office:value-type="string" calcext:value-type="string">
            <text:p>Display accelerometer value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-60" table:style-name="ta3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Green when ready to start (MPH = 0), yellow when recording, red otherwise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9"/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.</text:p>
          </table:table-cell>
          <table:table-cell table:style-name="ce7"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See record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1" table:number-columns-repeated="14"/>
          <table:table-cell table:style-name="ce8"/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0-6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Logic</text:p>
          </table:table-cell>
          <table:table-cell table:style-name="ce9" office:value-type="string" calcext:value-type="string">
            <text:p>Start timer when MPH goes from 0 to &gt;0, stop timer when MPH &gt;= 60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0-0" table:style-name="ta4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Green when ready to start (MPH &gt;= 60), yellow when recording, red otherwise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7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F</text:p>
          </table:table-cell>
          <table:table-cell table:style-name="ce7" office:value-type="string" calcext:value-type="string">
            <text:p>T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See record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1" table:number-columns-repeated="13"/>
          <table:table-cell table:style-name="ce6"/>
          <table:table-cell table:style-name="ce8"/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60-0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Logic</text:p>
          </table:table-cell>
          <table:table-cell table:style-name="ce9" office:value-type="string" calcext:value-type="string">
            <text:p>Calculate distance by sampling MPH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-100-0" table:style-name="ta5">
        <table:table-column table:style-name="co1" table:number-columns-repeated="17" table:default-cell-style-name="Default"/>
        <table:table-column table:style-name="co2" table:number-columns-repeated="1007" table:default-cell-style-name="Default"/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9" office:value-type="string" calcext:value-type="string">
            <text:p>Light</text:p>
          </table:table-cell>
          <table:table-cell table:style-name="ce9" office:value-type="string" calcext:value-type="string">
            <text:p>Green when ready to start (MPH == 0), yellow when recording, red otherwise</text:p>
          </table:table-cell>
          <table:table-cell table:number-columns-repeated="100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.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Long press</text:p>
          </table:table-cell>
          <table:table-cell table:style-name="ce9" office:value-type="string" calcext:value-type="string">
            <text:p>See record</text:p>
          </table:table-cell>
          <table:table-cell table:number-columns-repeated="100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0"/>
          <table:table-cell table:style-name="ce11" table:number-columns-repeated="8"/>
          <table:table-cell table:style-name="ce6" table:number-columns-repeated="6"/>
          <table:table-cell table:style-name="ce8"/>
          <table:table-cell/>
          <table:table-cell table:style-name="ce9" office:value-type="string" calcext:value-type="string">
            <text:p>Bar</text:p>
          </table:table-cell>
          <table:table-cell table:style-name="ce9" office:value-type="string" calcext:value-type="string">
            <text:p>0-100 for first half of bar, 100-0 for second half of bar</text:p>
          </table:table-cell>
          <table:table-cell table:number-columns-repeated="1004"/>
        </table:table-row>
        <table:table-row table:style-name="ro1">
          <table:table-cell table:number-columns-repeated="18"/>
          <table:table-cell table:style-name="ce9" office:value-type="string" calcext:value-type="string">
            <text:p>Logic</text:p>
          </table:table-cell>
          <table:table-cell table:style-name="ce9" office:value-type="string" calcext:value-type="string">
            <text:p>Start timer when MPH goes from 0 to &gt;0. Cancel recording if significant deceleration happens before 100mph</text:p>
          </table:table-cell>
          <table:table-cell table:number-columns-repeated="100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IP_20_INFO" style:display-name="PageStyle_TRIP 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_20_FORCE" style:display-name="PageStyle_G FO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-60" style:display-name="PageStyle_0-6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0-0" style:display-name="PageStyle_60-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-100-0" style:display-name="PageStyle_0-100-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86" meta:object-count="0"/>
    <meta:generator>LibreOfficeDev/5.1.0.3$Linux_X86_64 LibreOffice_project/</meta:generator>
  </office:meta>
</office:document-meta>
</file>